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59in" table:align="left"/>
    </style:style>
    <style:style style:name="Table1.A" style:family="table-column">
      <style:table-column-properties style:column-width="3.05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903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59in" table:align="left"/>
    </style:style>
    <style:style style:name="Table2.A" style:family="table-column">
      <style:table-column-properties style:column-width="3.05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59in" table:align="left"/>
    </style:style>
    <style:style style:name="Table3.A" style:family="table-column">
      <style:table-column-properties style:column-width="3.059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59in" table:align="left"/>
    </style:style>
    <style:style style:name="Table4.A" style:family="table-column">
      <style:table-column-properties style:column-width="3.05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059in" table:align="left"/>
    </style:style>
    <style:style style:name="Table5.A" style:family="table-column">
      <style:table-column-properties style:column-width="3.059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059in" table:align="left"/>
    </style:style>
    <style:style style:name="Table6.A" style:family="table-column">
      <style:table-column-properties style:column-width="3.059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ef06" officeooo:paragraph-rsid="001cef06"/>
    </style:style>
    <style:style style:name="P2" style:family="paragraph" style:parent-style-name="Standard">
      <style:text-properties officeooo:rsid="001eaa24" officeooo:paragraph-rsid="001eaa24"/>
    </style:style>
    <style:style style:name="P3" style:family="paragraph" style:parent-style-name="Standard" style:list-style-name="L7">
      <style:text-properties officeooo:rsid="001eaa24" officeooo:paragraph-rsid="001eaa24"/>
    </style:style>
    <style:style style:name="P4" style:family="paragraph" style:parent-style-name="Standard" style:list-style-name="L8">
      <style:text-properties officeooo:rsid="001eaa24" officeooo:paragraph-rsid="001eaa24"/>
    </style:style>
    <style:style style:name="P5" style:family="paragraph" style:parent-style-name="Standard">
      <style:text-properties fo:font-weight="bold" officeooo:rsid="001eaa24" officeooo:paragraph-rsid="001eaa24" style:font-weight-asian="bold" style:font-weight-complex="bold"/>
    </style:style>
    <style:style style:name="P6" style:family="paragraph" style:parent-style-name="Table_20_Contents" style:list-style-name="L1">
      <style:text-properties officeooo:rsid="001c5572" officeooo:paragraph-rsid="001c5572"/>
    </style:style>
    <style:style style:name="P7" style:family="paragraph" style:parent-style-name="Table_20_Contents" style:list-style-name="L2">
      <style:text-properties officeooo:rsid="001c5572" officeooo:paragraph-rsid="001c5572"/>
    </style:style>
    <style:style style:name="P8" style:family="paragraph" style:parent-style-name="Table_20_Contents" style:list-style-name="L3">
      <style:text-properties officeooo:rsid="001c5572" officeooo:paragraph-rsid="001c5572"/>
    </style:style>
    <style:style style:name="P9" style:family="paragraph" style:parent-style-name="Table_20_Contents" style:list-style-name="L4">
      <style:text-properties officeooo:rsid="001cef06" officeooo:paragraph-rsid="001cef06"/>
    </style:style>
    <style:style style:name="P10" style:family="paragraph" style:parent-style-name="Table_20_Contents" style:list-style-name="L5">
      <style:text-properties officeooo:rsid="001cef06" officeooo:paragraph-rsid="001cef06"/>
    </style:style>
    <style:style style:name="P11" style:family="paragraph" style:parent-style-name="Table_20_Contents" style:list-style-name="L6">
      <style:text-properties officeooo:rsid="001cef06" officeooo:paragraph-rsid="001cef0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c5572" officeooo:paragraph-rsid="001c557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ef06" officeooo:paragraph-rsid="001cef06" style:font-weight-asian="bold" style:font-weight-complex="bold"/>
    </style:style>
    <style:style style:name="T1" style:family="text">
      <style:text-properties officeooo:rsid="001c55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Έ<text:span text:style-name="T1">χουν δημιουργηθεί οι παρακάτω κλάσεις:</text:span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Variable.java</text:p>
          </table:table-cell>
        </table:table-row>
        <table:table-row table:style-name="Table1.2">
          <table:table-cell table:style-name="Table1.A2" office:value-type="string">
            <text:list xml:id="list1341887105668109543" text:style-name="L1">
              <text:list-item>
                <text:p text:style-name="P6">String name</text:p>
              </text:list-item>
              <text:list-item>
                <text:p text:style-name="P6">String type</text:p>
              </text:list-item>
              <text:list-item>
                <text:p text:style-name="P6">int offset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Method.java</text:p>
          </table:table-cell>
        </table:table-row>
        <table:table-row>
          <table:table-cell table:style-name="Table2.A2" office:value-type="string">
            <text:list xml:id="list2209282256413058783" text:style-name="L2">
              <text:list-item>
                <text:p text:style-name="P7">String returnType</text:p>
              </text:list-item>
              <text:list-item>
                <text:p text:style-name="P7">String name</text:p>
              </text:list-item>
              <text:list-item>
                <text:p text:style-name="P7">List&lt;Variable&gt; parameters</text:p>
              </text:list-item>
              <text:list-item>
                <text:p text:style-name="P7">List&lt;Variable&gt; localVariables</text:p>
              </text:list-item>
              <text:list-item>
                <text:p text:style-name="P7">int offset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Class.java</text:p>
          </table:table-cell>
        </table:table-row>
        <table:table-row>
          <table:table-cell table:style-name="Table3.A2" office:value-type="string">
            <text:list xml:id="list1261446700384213891" text:style-name="L3">
              <text:list-item>
                <text:p text:style-name="P8">String superName</text:p>
              </text:list-item>
              <text:list-item>
                <text:p text:style-name="P8">String name</text:p>
              </text:list-item>
              <text:list-item>
                <text:p text:style-name="P8">List&lt;Variable dataMembers</text:p>
              </text:list-item>
              <text:list-item>
                <text:p text:style-name="P8">List&lt;Method&gt; methods</text:p>
              </text:list-item>
              <text:list-item>
                <text:p text:style-name="P8">int offset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SymbolTable.java</text:p>
          </table:table-cell>
        </table:table-row>
        <table:table-row>
          <table:table-cell table:style-name="Table4.A2" office:value-type="string">
            <text:list xml:id="list282796343029057921" text:style-name="L4">
              <text:list-item>
                <text:p text:style-name="P9">Map&lt;String, Class&gt; table</text:p>
              </text:list-item>
            </text:list>
          </table:table-cell>
        </table:table-row>
      </table:table>
      <text:p text:style-name="Standard"/>
      <text:p text:style-name="P1">Για την δημιουργία του SymbolTable: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BuildVisitor extends DepthFirstVisitor</text:p>
          </table:table-cell>
        </table:table-row>
        <table:table-row>
          <table:table-cell table:style-name="Table5.A2" office:value-type="string">
            <text:list xml:id="list1115641083323029671" text:style-name="L5">
              <text:list-item>
                <text:p text:style-name="P10">String visitingClass</text:p>
              </text:list-item>
              <text:list-item>
                <text:p text:style-name="P10">String visitingMethod</text:p>
              </text:list-item>
              <text:list-item>
                <text:p text:style-name="P10">SymbolTable symbolTable</text:p>
              </text:list-item>
              <text:list-item>
                <text:p text:style-name="P10">int globalOffset</text:p>
              </text:list-item>
              <text:list-item>
                <text:p text:style-name="P10">int methodOffset</text:p>
              </text:list-item>
              <text:list-item>
                <text:p text:style-name="P10">boolean extention</text:p>
              </text:list-item>
            </text:list>
          </table:table-cell>
        </table:table-row>
      </table:table>
      <text:p text:style-name="P1"/>
      <text:p text:style-name="P1">Για το type checking:</text:p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13">CheckerVisitor extends GJDepthFirst&lt;String, String&gt;</text:p>
          </table:table-cell>
        </table:table-row>
        <table:table-row>
          <table:table-cell table:style-name="Table6.A2" office:value-type="string">
            <text:list xml:id="list5586606552619755712" text:style-name="L6">
              <text:list-item>
                <text:p text:style-name="P11">SymbolTable symbolTable</text:p>
              </text:list-item>
              <text:list-item>
                <text:p text:style-name="P11">String visitingClass</text:p>
              </text:list-item>
              <text:list-item>
                <text:p text:style-name="P11">String visitingMethod</text:p>
              </text:list-item>
              <text:list-item>
                <text:p text:style-name="P11">boolean needID</text:p>
              </text:list-item>
              <text:list-item>
                <text:p text:style-name="P11">String globalStr</text:p>
              </text:list-item>
            </text:list>
          </table:table-cell>
        </table:table-row>
      </table:table>
      <text:p text:style-name="P1"/>
      <text:p text:style-name="P2"><text:soft-page-break/>Στη main για κάθε αρχείο που δόθηκε σαν όρισμα από τη γραμμή εντολών γίνονται οι ακόλουθες ενέργειες:</text:p>
      <text:list xml:id="list1696517166208374289" text:style-name="L7">
        <text:list-item>
          <text:p text:style-name="P3">Parsing του αρχείου</text:p>
        </text:list-item>
        <text:list-item>
          <text:p text:style-name="P3">Χτίσιμο του SymbolTable μέσω του visitor BuildVisitor</text:p>
        </text:list-item>
        <text:list-item>
          <text:p text:style-name="P3">Τυπώνονται τα στοιχεία για τα data members και τις μεθόδους κάθε κλάσεις (όνομα και offset)</text:p>
        </text:list-item>
        <text:list-item>
          <text:p text:style-name="P3">Αρχικοποιείται ο CheckerVisitor με όρισμα το Symbol Tableπου αρχικοποιήθηκε από τον BuildVisitor και γίνεται πρώτος έλεγχος σε επίπεδο κλάσεων: Ελέγχεται αν data members έχουν επανοριστεί σε υποκλάσεις κι αν γίνεται overloading.</text:p>
        </text:list-item>
        <text:list-item>
          <text:p text:style-name="P3">Γίνεται semantic check μέσω του CheckerVisitor.</text:p>
        </text:list-item>
        <text:list-item>
          <text:p text:style-name="P3">Τυπώνεται μήνυμα επιτυχίας αν το αρχείο που δόθηκε ήταν συνταντικά και σημασιολογικά σωστό, διαφορετικά θα βγει μήνυμα λάθους και ο έλεγχος θα σταματήσει.</text:p>
        </text:list-item>
      </text:list>
      <text:p text:style-name="P2"/>
      <text:p text:style-name="P5">Παραδοχές</text:p>
      <text:p text:style-name="P2"/>
      <text:list xml:id="list510510919488114614" text:style-name="L8">
        <text:list-item>
          <text:p text:style-name="P4">Ένα data member μιας κλάσης δεν μπορεί να επανοριστεί σε υποκλάση της.</text:p>
        </text:list-item>
        <text:list-item>
          <text:p text:style-name="P4">Ελεγχος για τη σωστη σειρα εμφανισης των κλάσεων γίνεται κατά το “χτίσιμο” του SymbolTable από τον BuildVisitor.</text:p>
        </text:list-item>
        <text:list-item>
          <text:p text:style-name="P4">Για κάθε αρχείο που δόθηκε σαν όρισμα από τη γραμμή εντολών, χτίζεται από την αρχή το SymbolTable και όχι ένα συνολικό για όλα τα αρχεία. Ο έλεγχος γίνεται για τις δηλώσεις κάθε αρχείου και όχι όλων μαζί συνολικά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14:04.909000194</meta:creation-date>
    <dc:date>2017-12-13T15:05:11.642776001</dc:date>
    <meta:editing-duration>PT51M6S</meta:editing-duration>
    <meta:editing-cycles>4</meta:editing-cycles>
    <meta:generator>LibreOffice/5.1.6.2$Linux_X86_64 LibreOffice_project/10m0$Build-2</meta:generator>
    <meta:document-statistic meta:table-count="6" meta:image-count="0" meta:object-count="0" meta:page-count="2" meta:paragraph-count="45" meta:word-count="280" meta:character-count="1808" meta:non-whitespace-character-count="1607"/>
  </office:meta>
</office:document-meta>
</file>